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Courier" fo:font-style="normal" style:font-style-asian="normal" style:font-style-complex="normal"/>
    </style:style>
    <style:style style:name="P2" style:family="paragraph" style:parent-style-name="Standard">
      <style:text-properties style:font-name="Times New Roman" fo:font-style="normal" style:font-style-asian="normal" style:font-style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="Courier" fo:font-weight="normal" style:font-weight-asian="normal" style:font-weight-complex="normal"/>
    </style:style>
    <style:style style:name="P5" style:family="paragraph" style:parent-style-name="Standard"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text-properties style:font-name="Courier"/>
    </style:style>
    <style:style style:name="P7" style:family="paragraph" style:parent-style-name="Standard">
      <style:paragraph-properties fo:margin-left="0.4898in" fo:margin-right="0in" fo:text-indent="0in" style:auto-text-indent="false">
        <style:tab-stops/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Courier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Courier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style:font-name="Courier" fo:font-style="normal" style:text-underline-style="none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style:font-name="Times New Roman" fo:font-style="normal" style:font-style-asian="normal" style:font-style-complex="normal"/>
    </style:style>
    <style:style style:name="T2" style:family="text">
      <style:text-properties style:font-name="Times New Roman" fo:font-style="italic" style:font-style-asian="italic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"/>
    </style:style>
    <style:style style:name="T7" style:family="text">
      <style:text-properties style:font-name="Courier" fo:font-weight="normal" style:font-weight-asian="normal" style:font-weight-complex="normal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/>
    </style:style>
    <style:style style:name="T10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ourier" fo:font-style="normal" style:font-style-asian="normal" style:font-style-complex="normal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n class architecture:</text:p>
      <text:p text:style-name="Standard"/>
      <text:p text:style-name="Standard">(all class names should probably link to the API html)</text:p>
      <text:p text:style-name="Standard"/>
      <text:p text:style-name="Standard">The entry point of the recon program is Recon().run(). A script called recon is defined as:</text:p>
      <text:p text:style-name="P1">from imaging.tools.Recon import Recon</text:p>
      <text:p text:style-name="P1">#if __name__ == "__main__": Recon().run()</text:p>
      <text:p text:style-name="P2"/>
      <text:p text:style-name="P2">It can be called from the command line, </text:p>
      <text:p text:style-name="Standard"><text:span text:style-name="T1"><text:tab/>recon [</text:span><text:span text:style-name="T2">options</text:span><text:span text:style-name="T1">] </text:span><text:span text:style-name="T2">data</text:span><text:span text:style-name="T1"> </text:span><text:span text:style-name="T2">output<text:tab/></text:span></text:p>
      <text:p text:style-name="P3"/>
      <text:p text:style-name="P3">class Recon (OptionParser)</text:p>
      <text:p text:style-name="Standard"/>
      <text:p text:style-name="Standard">The Recon class inherits from OptionParser, giving it power to conveniently handle command-line options in the <text:span text:style-name="T3">-o [--optname] VAL</text:span><text:span text:style-name="T4"> format. It's functionality is to set-up and direct the chain of operations specified by the user.</text:span></text:p>
      <text:p text:style-name="Standard"/>
      <text:p text:style-name="Standard"><text:span text:style-name="T5">Members</text:span> :</text:p>
      <text:p text:style-name="P4">_opmanager = OperationManager()</text:p>
      <text:p text:style-name="P5">The OperationManager knows how to translate an operation's name into its actual Python class (see Operation section for details). The translation can be found out by:</text:p>
      <text:p text:style-name="P5"/>
      <text:p text:style-name="P5"><text:tab/><text:span text:style-name="T6">_opmanager.getOperation(opname)</text:span></text:p>
      <text:p text:style-name="Standard"/>
      <text:p text:style-name="P4">options = ( ... )</text:p>
      <text:p text:style-name="Standard">Sets up an array of run-time <text:span text:style-name="T7">Option</text:span><text:span text:style-name="T8">s. In the Recon constructor, this list of options is added to itself using the inherited functionality of OptionParser.</text:span></text:p>
      <text:p text:style-name="Standard"/>
      <text:p text:style-name="Standard"><text:span text:style-name="T5">Methods</text:span>:</text:p>
      <text:p text:style-name="P4">__init__(self, ... )</text:p>
      <text:p text:style-name="Standard"><text:tab/>a) calls parent constructor</text:p>
      <text:p text:style-name="Standard"><text:tab/>b) sets “usage” string</text:p>
      <text:p text:style-name="Standard"><text:tab/>c) adds run-time options to self, allowing them to be set by the inherited method <text:tab/><text:tab/><text:span text:style-name="T6">parse_args()</text:span><text:span text:style-name="T9"> later</text:span></text:p>
      <text:p text:style-name="Standard"/>
      <text:p text:style-name="P6">configureOperations(self, configfile)</text:p>
      <text:p text:style-name="P7">This is a non-trivial process which creates an OrderedConfigParser to parse the config file passed from the command-line. The OrderedConfigParser finds Sections (ie, operation names listed in square parentheses []) and Items (any parameter specifications for a particular operation in <text:span text:style-name="T3">name=val</text:span> form). By querying <text:span text:style-name="T6">_opmanager.getOperation(opname)</text:span> for op-classes by op-names (see description above), <text:span text:style-name="T6">configureOperations(options.config) </text:span>returns a list of (op-class, args) pairs, where the args are new dict objects instantiated with the <text:span text:style-name="T3">name=val</text:span> Items linked to an operation. </text:p>
      <text:p text:style-name="P6"/>
      <text:p text:style-name="P6">parseVolRange(self, vol_range)</text:p>
      <text:p text:style-name="P8"><text:tab/>Separates out the command-line option volume range into distinct numbers. Returns a 2tuple <text:tab/>(vol_start, vol_end).</text:p>
      <text:p text:style-name="P6"/>
      <text:p text:style-name="P6">getOptions(self)</text:p>
      <text:p text:style-name="P9">a) separate out options and args (ie data and output) with <text:span text:style-name="T10">self.parse_args()</text:span>, option behavior is guided by <text:span text:style-name="T10">options</text:span> (lines 17-53)</text:p>
      <text:p text:style-name="P10">b) <text:s/><text:span text:style-name="T6">options.datadir, options.outfile = args</text:span>; recast cmd-line args as further options (implicitly add them to the options array)</text:p>
      <text:p text:style-name="P10">c) unwrap VolRange [start:finish] syntax, (into <text:span text:style-name="T6">options.vol_start</text:span> and <text:span text:style-name="T6">options.vol_end</text:span>)</text:p>
      <text:p text:style-name="P11">d) options.operations = self.configureOperations(options.config)</text:p>
      <text:p text:style-name="P11"/>
      <text:p text:style-name="P6">run(self)</text:p>
      <text:p text:style-name="Standard"><text:tab/>Entry point for running the program</text:p>
      <text:p text:style-name="Standard"/>
      <text:p text:style-name="P3">Operation:</text:p>
      <text:p text:style-name="Standard">Beginning at <text:span text:style-name="T7">Recon().run()</text:span><text:span text:style-name="T8">, the processes are discretely organized and simple to follow:</text:span></text:p>
      <text:p text:style-name="Standard"/>
      <text:p text:style-name="Standard">1) <text:span text:style-name="T10">options = self.getOptions()</text:span></text:p>
      <text:p text:style-name="P10">Organizes all the command line options and configures the operation sequence</text:p>
      <text:p text:style-name="P12"/>
      <text:p text:style-name="P13"><text:span text:style-name="T11">2) </text:span><text:span text:style-name="T10">runlogger = RunLogger(file("recon.log",'w'))</text:span><text:span text:style-name="T12"> </text:span></text:p>
      <text:p text:style-name="P12">Sets up the RunLogger object which can record info about an operation via <text:span text:style-name="T6">logop(op)</text:span><text:span text:style-name="T9">. Note: hardwiring the file name to “recon.log” overrides the command-line option -l [--log-file].</text:span></text:p>
      <text:p text:style-name="P12"/>
      <text:p text:style-name="P13"><text:span text:style-name="T11">3)</text:span> <text:span text:style-name="T10">image = FidImage(options.datadir, options.TR)</text:span></text:p>
      <text:p text:style-name="P14"><text:s text:c="2"/>image.logParams()</text:p>
      <text:p text:style-name="P12">Sets up an image object from the data directory, writes some info to the screen (see the FidImage section for more details).</text:p>
      <text:p text:style-name="P12"/>
      <text:p text:style-name="P15">4) <text:span text:style-name="T6">for operation_class, args in options.operations:</text:span></text:p>
      <text:p text:style-name="P16"><text:s text:c="2"/><text:tab/>operation = operation_class(**args)</text:p>
      <text:p text:style-name="P16"><text:s text:c="5"/>operation.run(image)</text:p>
      <text:p text:style-name="P17"><text:span text:style-name="T13"><text:s text:c="5"/>runlogger.logop(operation)</text:span> </text:p>
      <text:p text:style-name="P18"/>
      <text:p text:style-name="P18">Recalling that <text:s/><text:span text:style-name="T6">options.operations</text:span> is the list of (op-class, args) pairs,</text:p>
      <text:p text:style-name="P18">a) grab the operation's class and the operation's args from <text:s/><text:span text:style-name="T6">options.operations</text:span></text:p>
      <text:p text:style-name="P18">b) initialize <text:span text:style-name="T6">operation</text:span> as an instance of the operation's class (this sets up any potential parameters through the constructor in the Operation superclass). See Operation section for more details</text:p>
      <text:p text:style-name="P18">c) run the op on the image</text:p>
      <text:p text:style-name="P18">d) log the operation's completion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43$Build-8986</meta:generator>
    <meta:creation-date>2006-01-23T16:18:52</meta:creation-date>
    <dc:date>2006-01-30T12:26:33</dc:date>
    <meta:print-date>2006-01-24T10:36:59</meta:print-date>
    <dc:language>en-US</dc:language>
    <meta:editing-cycles>8</meta:editing-cycles>
    <meta:editing-duration>PT3H35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9" meta:word-count="524" meta:character-count="3556"/>
  </office:meta>
</office:document-meta>
</file>